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A00000327768428F9FE470054.png" manifest:media-type="image/png"/>
  <manifest:file-entry manifest:full-path="Pictures/10000001000005FA000002E98D8D96D51D15A52E.png" manifest:media-type="image/png"/>
  <manifest:file-entry manifest:full-path="Pictures/10000001000005FA000003305FA207E4DD659153.png" manifest:media-type="image/png"/>
  <manifest:file-entry manifest:full-path="Pictures/10000001000005FA0000032763514ED2FBEBC8AF.png" manifest:media-type="image/png"/>
  <manifest:file-entry manifest:full-path="Pictures/10000001000005FA0000032753EFFD8916BCC5AC.png" manifest:media-type="image/png"/>
  <manifest:file-entry manifest:full-path="Pictures/10000001000005FA000002EE33550D8C1C153A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6" text:anchor-type="char" svg:x="-0.034cm" svg:y="-1.501cm" svg:width="17cm" svg:height="8.333cm" draw:z-index="5"><draw:image xlink:href="Pictures/10000001000005FA000002EE33550D8C1C153AF6.png" xlink:type="simple" xlink:show="embed" xlink:actuate="onLoad" draw:mime-type="image/png"/></draw:frame><draw:frame draw:style-name="fr1" draw:name="Image1" text:anchor-type="char" svg:x="-0.034cm" svg:y="7.287cm" svg:width="17cm" svg:height="8.966cm" draw:z-index="0"><draw:image xlink:href="Pictures/10000001000005FA0000032753EFFD8916BCC5AC.png" xlink:type="simple" xlink:show="embed" xlink:actuate="onLoad" draw:mime-type="image/png"/></draw:frame></text:p>
      <text:p text:style-name="Standard"><draw:frame draw:style-name="fr1" draw:name="Image2" text:anchor-type="char" svg:x="0.217cm" svg:y="0.762cm" svg:width="17cm" svg:height="8.966cm" draw:z-index="1"><draw:image xlink:href="Pictures/10000001000005FA0000032763514ED2FBEBC8AF.png" xlink:type="simple" xlink:show="embed" xlink:actuate="onLoad" draw:mime-type="image/png"/></draw:frame></text:p>
      <text:p text:style-name="Standard"/>
      <text:p text:style-name="Standard"><draw:frame draw:style-name="fr1" draw:name="Image5" text:anchor-type="char" svg:x="-0.034cm" svg:y="-1.012cm" svg:width="17cm" svg:height="9.066cm" draw:z-index="4"><draw:image xlink:href="Pictures/10000001000005FA000003305FA207E4DD659153.png" xlink:type="simple" xlink:show="embed" xlink:actuate="onLoad" draw:mime-type="image/png"/></draw:frame><text:soft-page-break/></text:p>
      <text:p text:style-name="Standard"><draw:frame draw:style-name="fr1" draw:name="Image4" text:anchor-type="char" svg:x="0.213cm" svg:y="0.011cm" svg:width="17cm" svg:height="8.278cm" draw:z-index="3"><draw:image xlink:href="Pictures/10000001000005FA000002E98D8D96D51D15A52E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x="0.713cm" svg:y="0.037cm" svg:width="17cm" svg:height="8.966cm" draw:z-index="2"><draw:image xlink:href="Pictures/10000001000005FA00000327768428F9FE47005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09:31:14.715130594</meta:creation-date>
    <meta:print-date>2026-01-24T09:41:33.904451432</meta:print-date>
    <dc:date>2026-01-24T09:42:45.897623214</dc:date>
    <meta:editing-duration>PT1M21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